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24.226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color="#336666" draw:fill-color="#669999" draw:opacity="30%" draw:textarea-horizontal-align="justify" draw:textarea-vertical-align="bottom" draw:auto-grow-height="false" fo:min-height="5cm" fo:min-width="11.75cm"/>
      <style:paragraph-properties style:writing-mode="lr-tb"/>
    </style:style>
    <style:style style:name="gr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23.5cm"/>
      <style:paragraph-properties style:writing-mode="lr-tb"/>
    </style:style>
    <style:style style:name="gr4" style:family="graphic" style:parent-style-name="standard">
      <style:graphic-properties svg:stroke-color="#669966" draw:fill-color="#99cc99" draw:textarea-horizontal-align="justify" draw:textarea-vertical-align="middle" draw:auto-grow-height="false" fo:min-height="1.782cm" fo:min-width="2.251cm"/>
      <style:paragraph-properties style:writing-mode="lr-tb"/>
    </style:style>
    <style:style style:name="gr5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10.708cm"/>
      <style:paragraph-properties style:writing-mode="lr-tb"/>
    </style:style>
    <style:style style:name="gr6" style:family="graphic" style:parent-style-name="standard">
      <style:graphic-properties svg:stroke-color="#996633" draw:fill-color="#cc9966" draw:textarea-horizontal-align="justify" draw:textarea-vertical-align="middle" draw:auto-grow-height="false" fo:min-height="6.474cm" fo:min-width="9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26cm"/>
      <style:paragraph-properties style:writing-mode="lr-tb"/>
    </style:style>
    <style:style style:name="gr12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1.976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25cm"/>
      <style:paragraph-properties style:writing-mode="lr-tb"/>
    </style:style>
    <style:style style:name="gr14" style:family="graphic" style:parent-style-name="standard">
      <style:graphic-properties svg:stroke-color="#996633" draw:fill-color="#cc9966" draw:textarea-horizontal-align="justify" draw:textarea-vertical-align="middle" draw:auto-grow-height="false" fo:min-height="2.91cm" fo:min-width="9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  <style:paragraph-properties style:writing-mode="lr-tb"/>
    </style:style>
    <style:style style:name="gr16" style:family="graphic" style:parent-style-name="standard">
      <style:graphic-properties svg:stroke-color="#996666" draw:fill-color="#996666" draw:opacity="30%" draw:textarea-horizontal-align="justify" draw:textarea-vertical-align="bottom" draw:auto-grow-height="false" fo:min-height="5cm" fo:min-width="11.25cm"/>
      <style:paragraph-properties style:writing-mode="lr-tb"/>
    </style:style>
    <style:style style:name="gr17" style:family="graphic" style:parent-style-name="standard">
      <style:graphic-properties svg:stroke-color="#663399" draw:fill-color="#ccccff"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2.476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5cm"/>
      <style:paragraph-properties style:writing-mode="lr-tb"/>
    </style:style>
    <style:style style:name="gr21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5.208cm"/>
      <style:paragraph-properties style:writing-mode="lr-tb"/>
    </style:style>
    <style:style style:name="gr22" style:family="graphic" style:parent-style-name="standard">
      <style:graphic-properties svg:stroke-color="#996633" draw:fill-color="#cc9966" draw:textarea-horizontal-align="justify" draw:textarea-vertical-align="middle" draw:auto-grow-height="false" fo:min-height="3.826cm" fo:min-width="2.8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935cm"/>
      <style:paragraph-properties style:writing-mode="lr-tb"/>
    </style:style>
    <style:style style:name="gr24" style:family="graphic" style:parent-style-name="standard">
      <style:graphic-properties svg:stroke-color="#996633" draw:fill-color="#cc9966" draw:textarea-horizontal-align="justify" draw:textarea-vertical-align="middle" draw:auto-grow-height="false" fo:min-height="3.676cm" fo:min-width="2.8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2cm" fo:min-width="0cm"/>
    </style:style>
    <style:style style:name="gr26" style:family="graphic" style:parent-style-name="standard">
      <style:graphic-properties svg:stroke-color="#990000" draw:fill-color="#cc9999" draw:textarea-horizontal-align="justify" draw:textarea-vertical-align="middle" draw:auto-grow-height="false" fo:min-height="22cm" fo:min-width="0cm"/>
    </style:style>
    <style:style style:name="gr27" style:family="graphic" style:parent-style-name="standard">
      <style:graphic-properties svg:stroke-color="#996633" draw:fill-color="#cc9966" draw:textarea-horizontal-align="justify" draw:textarea-vertical-align="middle" draw:auto-grow-height="false" fo:min-height="22cm" fo:min-width="0cm"/>
    </style:style>
    <style:style style:name="gr28" style:family="graphic" style:parent-style-name="standard">
      <style:graphic-properties draw:textarea-horizontal-align="justify" draw:textarea-vertical-align="bottom" draw:auto-grow-height="false" fo:min-height="0.25cm" fo:min-width="13.063cm"/>
      <style:paragraph-properties style:writing-mode="lr-tb"/>
    </style:style>
    <style:style style:name="gr29" style:family="graphic" style:parent-style-name="standard">
      <style:graphic-properties svg:stroke-color="#990000" draw:fill-color="#cc9999" draw:textarea-horizontal-align="justify" draw:textarea-vertical-align="bottom" draw:auto-grow-height="false" fo:min-height="0.027cm" fo:min-width="14.517cm"/>
      <style:paragraph-properties style:writing-mode="lr-tb"/>
    </style:style>
    <style:style style:name="gr30" style:family="graphic" style:parent-style-name="standard">
      <style:graphic-properties svg:stroke-color="#990000" draw:fill-color="#cc9999" draw:textarea-vertical-align="middle" draw:auto-grow-height="false" fo:min-height="4.751cm" fo:min-width="3.492cm" fo:wrap-option="wrap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342cm" fo:min-width="3.15cm"/>
      <style:paragraph-properties style:writing-mode="lr-tb"/>
    </style:style>
    <style:style style:name="gr32" style:family="graphic" style:parent-style-name="standard">
      <style:graphic-properties svg:stroke-color="#990000" draw:fill-color="#cc9999" draw:textarea-horizontal-align="justify" draw:textarea-vertical-align="middle" draw:auto-grow-height="false" fo:min-height="2.037cm" fo:min-width="2.753cm"/>
      <style:paragraph-properties style:writing-mode="lr-tb"/>
    </style:style>
    <style:style style:name="gr33" style:family="graphic" style:parent-style-name="standard">
      <style:graphic-properties svg:stroke-color="#996633" draw:fill-color="#cc9966" draw:textarea-horizontal-align="justify" draw:textarea-vertical-align="middle" draw:auto-grow-height="false" fo:min-height="2.459cm" fo:min-width="2.9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5" style:family="graphic" style:parent-style-name="standard">
      <style:graphic-properties svg:stroke-color="#996633" draw:fill-color="#cc9966" draw:textarea-horizontal-align="justify" draw:textarea-vertical-align="bottom" draw:auto-grow-height="false" fo:min-height="0.027cm" fo:min-width="14.517cm"/>
      <style:paragraph-properties style:writing-mode="lr-tb"/>
    </style:style>
    <style:style style:name="gr36" style:family="graphic" style:parent-style-name="standard">
      <style:graphic-properties svg:stroke-color="#996633" draw:fill-color="#cc9966" draw:textarea-horizontal-align="justify" draw:textarea-vertical-align="middle" draw:auto-grow-height="false" fo:min-height="6.834cm" fo:min-width="2.8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601cm"/>
      <style:paragraph-properties style:writing-mode="lr-tb"/>
    </style:style>
    <style:style style:name="gr38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8.418cm" fo:min-width="7.976cm" fo:padding-top="0.137cm" fo:padding-bottom="0.137cm" fo:padding-left="0.262cm" fo:padding-right="0.262cm"/>
      <style:paragraph-properties style:writing-mode="lr-tb"/>
    </style:style>
    <style:style style:name="gr39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6.742cm" fo:min-width="7cm"/>
      <style:paragraph-properties style:writing-mode="lr-tb"/>
    </style:style>
    <style:style style:name="gr40" style:family="graphic" style:parent-style-name="standard">
      <style:graphic-properties svg:stroke-color="#996633" draw:fill-color="#cc9966" draw:textarea-horizontal-align="justify" draw:textarea-vertical-align="middle" draw:auto-grow-height="false" fo:min-height="4.03cm" fo:min-width="5.538cm"/>
      <style:paragraph-properties style:writing-mode="lr-tb"/>
    </style:style>
    <style:style style:name="gr4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2.626cm" fo:padding-top="0.137cm" fo:padding-bottom="0.137cm" fo:padding-left="0.262cm" fo:padding-right="0.262cm"/>
      <style:paragraph-properties style:writing-mode="lr-tb"/>
    </style:style>
    <style:style style:name="gr42" style:family="graphic" style:parent-style-name="standard">
      <style:graphic-properties svg:stroke-color="#990000" draw:fill-color="#cc9999" draw:textarea-horizontal-align="justify" draw:textarea-vertical-align="middle" draw:auto-grow-height="false" fo:min-height="3.27cm" fo:min-width="7.87cm"/>
      <style:paragraph-properties style:writing-mode="lr-tb"/>
    </style:style>
    <style:style style:name="gr43" style:family="graphic" style:parent-style-name="standard">
      <style:graphic-properties svg:stroke-color="#996633" draw:fill-color="#cc9966" draw:opacity="100%" draw:opacity-name="Transparency_20_3" draw:textarea-horizontal-align="justify" draw:textarea-vertical-align="middle" draw:auto-grow-height="false" fo:min-height="4.494cm" fo:min-width="2.344cm"/>
      <style:paragraph-properties style:writing-mode="lr-tb"/>
    </style:style>
    <style:style style:name="gr44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23.75cm" fo:min-width="28.75cm"/>
      <style:paragraph-properties style:writing-mode="lr-tb"/>
    </style:style>
    <style:style style:name="gr45" style:family="graphic" style:parent-style-name="standard">
      <style:graphic-properties svg:stroke-color="#669966" draw:fill-color="#99cc99" draw:textarea-horizontal-align="justify" draw:textarea-vertical-align="middle" draw:auto-grow-height="false" fo:min-height="3.657cm" fo:min-width="3.998cm"/>
      <style:paragraph-properties style:writing-mode="lr-tb"/>
    </style:style>
    <style:style style:name="gr46" style:family="graphic" style:parent-style-name="standard">
      <style:graphic-properties svg:stroke-color="#990000" draw:fill-color="#cc9999" draw:textarea-horizontal-align="justify" draw:textarea-vertical-align="middle" draw:auto-grow-height="false" fo:min-height="3.36cm" fo:min-width="13.017cm"/>
      <style:paragraph-properties style:writing-mode="lr-tb"/>
    </style:style>
    <style:style style:name="gr47" style:family="graphic" style:parent-style-name="standard">
      <style:graphic-properties svg:stroke-color="#996633" draw:fill-color="#cc9966" draw:textarea-horizontal-align="justify" draw:textarea-vertical-align="middle" draw:auto-grow-height="false" fo:min-height="7.689cm" fo:min-width="4.0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50" style:family="graphic" style:parent-style-name="standard">
      <style:graphic-properties svg:stroke-color="#000099" draw:fill-color="#6699cc" draw:textarea-horizontal-align="justify" draw:textarea-vertical-align="middle" draw:auto-grow-height="false" fo:min-height="3.36cm" fo:min-width="13.1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52" style:family="graphic" style:parent-style-name="standard">
      <style:graphic-properties svg:stroke-color="#996633" svg:stroke-opacity="100%" draw:fill-color="#cc9900" draw:textarea-horizontal-align="justify" draw:textarea-vertical-align="middle" draw:auto-grow-height="false" fo:min-height="5.939cm" fo:min-width="4.01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99cccc" draw:opacity="15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9999" draw:opacity="30%"/>
      <style:paragraph-properties fo:text-align="center" style:writing-mode="lr-tb"/>
    </style:style>
    <style:style style:name="P5" style:family="paragraph">
      <loext:graphic-properties draw:fill-color="#99cccc" draw:opacity="50%"/>
      <style:paragraph-properties fo:text-align="center" style:writing-mode="lr-tb"/>
    </style:style>
    <style:style style:name="P6" style:family="paragraph">
      <loext:graphic-properties draw:fill-color="#99cc99"/>
      <style:paragraph-properties fo:text-align="center" style:writing-mode="lr-tb"/>
    </style:style>
    <style:style style:name="P7" style:family="paragraph">
      <loext:graphic-properties draw:fill-color="#cc9999"/>
      <style:paragraph-properties fo:text-align="center" style:writing-mode="lr-tb"/>
    </style:style>
    <style:style style:name="P8" style:family="paragraph">
      <loext:graphic-properties draw:fill-color="#cc9966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6666" draw:opacity="30%"/>
      <style:paragraph-properties fo:text-align="center" style:writing-mode="lr-tb"/>
    </style:style>
    <style:style style:name="P13" style:family="paragraph">
      <loext:graphic-properties draw:fill-color="#cccc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cc9999"/>
      <style:paragraph-properties fo:text-align="center"/>
    </style:style>
    <style:style style:name="P16" style:family="paragraph">
      <loext:graphic-properties draw:fill-color="#cc9966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-color="#99cccc" draw:opacity="15%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99cccc" draw:opacity="50%"/>
      <style:paragraph-properties fo:text-align="center" style:writing-mode="lr-tb"/>
      <style:text-properties fo:font-size="18pt"/>
    </style:style>
    <style:style style:name="P23" style:family="paragraph">
      <loext:graphic-properties draw:fill-color="#99cc99"/>
      <style:paragraph-properties fo:text-align="center" style:writing-mode="lr-tb"/>
      <style:text-properties fo:font-size="18pt"/>
    </style:style>
    <style:style style:name="P24" style:family="paragraph">
      <loext:graphic-properties draw:fill-color="#cc9999"/>
      <style:paragraph-properties fo:text-align="center" style:writing-mode="lr-tb"/>
      <style:text-properties fo:font-size="18pt"/>
    </style:style>
    <style:style style:name="P25" style:family="paragraph">
      <loext:graphic-properties draw:fill-color="#cc9966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669999" draw:opacity="30%"/>
      <style:paragraph-properties fo:text-align="center" style:writing-mode="lr-tb"/>
      <style:text-properties fo:font-size="18pt"/>
    </style:style>
    <style:style style:name="P28" style:family="paragraph">
      <loext:graphic-properties draw:fill-color="#cc9966" draw:opacity="100%" draw:opacity-name="Transparency_20_3"/>
      <style:paragraph-properties fo:text-align="center" style:writing-mode="lr-tb"/>
      <style:text-properties fo:font-size="18pt"/>
    </style:style>
    <style:style style:name="P29" style:family="paragraph">
      <loext:graphic-properties draw:fill-color="#6699cc"/>
      <style:paragraph-properties fo:text-align="center" style:writing-mode="lr-tb"/>
    </style:style>
    <style:style style:name="P30" style:family="paragraph">
      <loext:graphic-properties draw:fill-color="#cc9900"/>
      <style:paragraph-properties fo:text-align="center"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75cm" svg:height="21.45cm" svg:x="1.5cm" svg:y="4.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25cm" svg:height="5.25cm" svg:x="1.75cm" svg:y="20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cm" svg:height="9.75cm" svg:x="1.75cm" svg:y="5.15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4cm" svg:y="6.0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11.5cm" svg:height="3cm" svg:x="2.25cm" svg:y="11.3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5cm" svg:height="7.45cm" svg:x="14.75cm" svg:y="6.75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7.055cm" svg:height="1.119cm" svg:x="17cm" svg:y="1.631cm">
          <draw:text-box>
            <text:p><text:span text:style-name="T2">Architecture cible</text:span></text:p>
          </draw:text-box>
        </draw:frame>
        <draw:custom-shape draw:style-name="gr8" draw:text-style-name="P3" draw:layer="layout" svg:width="5.4cm" svg:height="3cm" svg:x="2.1cm" svg:y="20.8cm">
          <text:p text:style-name="P3">Frontend Rizomo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878cm" svg:height="0.962cm" svg:x="8.372cm" svg:y="7.388cm">
          <draw:text-box>
            <text:p>MQL</text:p>
          </draw:text-box>
        </draw:frame>
        <draw:frame draw:style-name="gr9" draw:text-style-name="P10" draw:layer="layout" svg:width="1.878cm" svg:height="0.962cm" svg:x="5.3cm" svg:y="9.95cm">
          <draw:text-box>
            <text:p>MQL</text:p>
          </draw:text-box>
        </draw:frame>
        <draw:line draw:style-name="gr10" draw:text-style-name="P11" draw:layer="layout" svg:x1="5.4cm" svg:y1="11.3cm" svg:x2="5.4cm" svg:y2="9.3cm">
          <text:p/>
        </draw:line>
        <draw:line draw:style-name="gr10" draw:text-style-name="P11" draw:layer="layout" svg:x1="14.75cm" svg:y1="8.25cm" svg:x2="6.75cm" svg:y2="8.3cm">
          <text:p/>
        </draw:line>
        <draw:frame draw:style-name="gr11" draw:text-style-name="P10" draw:layer="layout" svg:width="3.626cm" svg:height="1.673cm" svg:x="4.75cm" svg:y="17.077cm">
          <draw:text-box>
            <text:p>HTTPS</text:p>
            <text:p>Websocket</text:p>
          </draw:text-box>
        </draw:frame>
        <draw:frame draw:style-name="gr11" draw:text-style-name="P10" draw:layer="layout" svg:width="3.626cm" svg:height="1.673cm" svg:x="10.5cm" svg:y="17cm">
          <draw:text-box>
            <text:p>HTTPS</text:p>
            <text:p>Websocket</text:p>
          </draw:text-box>
        </draw:frame>
        <draw:custom-shape draw:style-name="gr12" draw:text-style-name="P2" draw:layer="layout" svg:width="12.5cm" svg:height="21.45cm" svg:x="28cm" svg:y="4.05cm">
          <text:p text:style-name="P1"><text:span text:style-name="T1">RI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75cm" svg:height="9.75cm" svg:x="28.5cm" svg:y="5.25cm">
          <text:p text:style-name="P3">Rizomo RIE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75cm" svg:height="3.5cm" svg:x="29cm" svg:y="6.75cm">
          <text:p text:style-name="P3">Module API</text:p>
          <text:p text:style-name="P3">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9cm" svg:y1="8.5cm" svg:x2="25.25cm" svg:y2="8.5cm">
          <text:p/>
        </draw:line>
        <draw:frame draw:style-name="gr15" draw:text-style-name="P10" draw:layer="layout" svg:width="2.585cm" svg:height="0.962cm" svg:x="25.965cm" svg:y="7.638cm">
          <draw:text-box>
            <text:p>HTTPS</text:p>
          </draw:text-box>
        </draw:frame>
        <draw:custom-shape draw:style-name="gr16" draw:text-style-name="P12" draw:layer="layout" svg:width="11.75cm" svg:height="5.25cm" svg:x="28.5cm" svg:y="20cm">
          <text:p text:style-name="P3">Applications clientes 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29.25cm" svg:y="21.25cm">
          <text:p text:style-name="P3">Application </text:p>
          <text:p text:style-name="P3">RIE 1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31.75cm" svg:y="16.5cm">
          <draw:text-box>
            <text:p>HTTPS</text:p>
          </draw:text-box>
        </draw:frame>
        <draw:frame draw:style-name="gr9" draw:text-style-name="P10" draw:layer="layout" svg:width="2.585cm" svg:height="0.962cm" svg:x="37.665cm" svg:y="16.5cm">
          <draw:text-box>
            <text:p>HTTPS</text:p>
          </draw:text-box>
        </draw:frame>
        <draw:custom-shape draw:style-name="gr17" draw:text-style-name="P13" draw:layer="layout" svg:width="5cm" svg:height="3cm" svg:x="35cm" svg:y="21.25cm">
          <text:p text:style-name="P3">Application </text:p>
          <text:p text:style-name="P3">RIE 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8.1cm" svg:y="20.7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1.75cm" svg:height="5.25cm" svg:x="14.25cm" svg:y="20cm">
          <text:p text:style-name="P3">Applications clientes Int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15cm" svg:y="21.25cm">
          <text:p text:style-name="P3">Application </text:p>
          <text:p text:style-name="P3">Internet 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3cm" svg:x="20.75cm" svg:y="21.25cm">
          <text:p text:style-name="P3">Application </text:p>
          <text:p text:style-name="P3">Internet 2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17.5cm" svg:y="16.75cm">
          <draw:text-box>
            <text:p>HTTPS</text:p>
          </draw:text-box>
        </draw:frame>
        <draw:frame draw:style-name="gr15" draw:text-style-name="P10" draw:layer="layout" svg:width="2.585cm" svg:height="0.962cm" svg:x="23.05cm" svg:y="16.75cm">
          <draw:text-box>
            <text:p>HTTPS</text:p>
          </draw:text-box>
        </draw:frame>
        <draw:line draw:style-name="gr18" draw:text-style-name="P14" draw:layer="layout" svg:x1="4.75cm" svg:y1="20.75cm" svg:x2="4.75cm" svg:y2="14.25cm">
          <text:p/>
        </draw:line>
        <draw:line draw:style-name="gr18" draw:text-style-name="P14" draw:layer="layout" svg:x1="10.5cm" svg:y1="20.75cm" svg:x2="10.5cm" svg:y2="14.25cm">
          <text:p/>
        </draw:line>
        <draw:line draw:style-name="gr18" draw:text-style-name="P14" draw:layer="layout" svg:x1="17.5cm" svg:y1="21.25cm" svg:x2="17.5cm" svg:y2="14.25cm">
          <text:p/>
        </draw:line>
        <draw:line draw:style-name="gr18" draw:text-style-name="P14" draw:layer="layout" svg:x1="23cm" svg:y1="21.25cm" svg:x2="23cm" svg:y2="14.25cm">
          <text:p/>
        </draw:line>
        <draw:line draw:style-name="gr18" draw:text-style-name="P14" draw:layer="layout" svg:x1="31.75cm" svg:y1="21.25cm" svg:x2="31.75cm" svg:y2="10.25cm">
          <text:p/>
        </draw:line>
        <draw:line draw:style-name="gr18" draw:text-style-name="P14" draw:layer="layout" svg:x1="37.5cm" svg:y1="21.25cm" svg:x2="37.5cm" svg:y2="10.25cm">
          <text:p/>
        </draw:line>
      </draw:page>
      <draw:page draw:name="page2" draw:style-name="dp1" draw:master-page-name="Default">
        <draw:custom-shape draw:style-name="gr19" draw:text-style-name="P2" draw:layer="layout" svg:width="13cm" svg:height="21.45cm" svg:x="7cm" svg:y="3.516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7.25cm" svg:y="4.566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9.5cm" svg:y="5.466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8.95cm" svg:y="10.7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75cm" svg:height="4.442cm" svg:x="15cm" svg:y="5.808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2.435cm" svg:height="1.119cm" svg:x="10.75cm" svg:y="1.639cm">
          <draw:text-box>
            <text:p><text:span text:style-name="T2">Rizomo + Laboite MENJS : Proposition d’utilisation des API</text:span></text:p>
          </draw:text-box>
        </draw:frame>
        <draw:frame draw:style-name="gr9" draw:text-style-name="P10" draw:layer="layout" svg:width="1.878cm" svg:height="0.962cm" svg:x="12.872cm" svg:y="6.908cm">
          <draw:text-box>
            <text:p>MQL</text:p>
          </draw:text-box>
        </draw:frame>
        <draw:frame draw:style-name="gr9" draw:text-style-name="P10" draw:layer="layout" svg:width="1.878cm" svg:height="0.962cm" svg:x="10.8cm" svg:y="9.366cm">
          <draw:text-box>
            <text:p>MQL</text:p>
          </draw:text-box>
        </draw:frame>
        <draw:line draw:style-name="gr10" draw:text-style-name="P11" draw:layer="layout" svg:x1="10.9cm" svg:y1="10.716cm" svg:x2="10.9cm" svg:y2="8.716cm">
          <text:p/>
        </draw:line>
        <draw:custom-shape draw:style-name="gr19" draw:text-style-name="P2" draw:layer="layout" svg:width="13cm" svg:height="21.45cm" svg:x="21.95cm" svg:y="3.558cm">
          <text:p text:style-name="P1"><text:span text:style-name="T1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22.2cm" svg:y="4.608cm">
          <text:p text:style-name="P3">Laboite MENJ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29.7cm" svg:y="5.658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26.95cm" svg:y="10.908cm">
          <text:p text:style-name="P3">Backend Labo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3.75cm" svg:height="4.292cm" svg:x="22.95cm" svg:y="5.708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7.072cm" svg:y="7.046cm">
          <draw:text-box>
            <text:p>MQL</text:p>
          </draw:text-box>
        </draw:frame>
        <draw:frame draw:style-name="gr9" draw:text-style-name="P10" draw:layer="layout" svg:width="1.878cm" svg:height="0.962cm" svg:x="31.2cm" svg:y="9.546cm">
          <draw:text-box>
            <text:p>MQL</text:p>
          </draw:text-box>
        </draw:frame>
        <draw:line draw:style-name="gr10" draw:text-style-name="P11" draw:layer="layout" svg:x1="31.15cm" svg:y1="10.858cm" svg:x2="31.15cm" svg:y2="8.858cm">
          <text:p/>
        </draw:line>
        <draw:frame draw:style-name="gr15" draw:text-style-name="P10" draw:layer="layout" svg:width="2.585cm" svg:height="0.962cm" svg:x="19.65cm" svg:y="6.6cm">
          <draw:text-box>
            <text:p>HTTPS</text:p>
          </draw:text-box>
        </draw:frame>
        <draw:line draw:style-name="gr10" draw:text-style-name="P11" draw:layer="layout" svg:x1="26.7cm" svg:y1="8.008cm" svg:x2="29.7cm" svg:y2="8.008cm">
          <text:p/>
        </draw:line>
        <draw:custom-shape draw:style-name="gr2" draw:text-style-name="P4" draw:layer="layout" svg:width="12.25cm" svg:height="5.25cm" svg:x="7.25cm" svg:y="19.408cm">
          <text:p text:style-name="P3">Clients Web Interne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10.85cm" svg:y="20.158cm">
          <text:p text:style-name="P3">Pastille Rizomo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0.058cm" svg:x2="12cm" svg:y2="13.808cm">
          <text:p/>
        </draw:line>
        <draw:frame draw:style-name="gr15" draw:text-style-name="P10" draw:layer="layout" svg:width="2.585cm" svg:height="0.962cm" svg:x="12cm" svg:y="16.658cm">
          <draw:text-box>
            <text:p>HTTPS</text:p>
          </draw:text-box>
        </draw:frame>
        <draw:custom-shape draw:style-name="gr2" draw:text-style-name="P4" draw:layer="layout" svg:width="12.25cm" svg:height="5.25cm" svg:x="22.2cm" svg:y="19.508cm">
          <text:p text:style-name="P3">Clients Web Rena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25.8cm" svg:y="20.258cm">
          <text:p text:style-name="P3">Pastille Laboite MENJS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9.95cm" svg:y1="20.158cm" svg:x2="29.95cm" svg:y2="13.908cm">
          <text:p/>
        </draw:line>
        <draw:frame draw:style-name="gr15" draw:text-style-name="P10" draw:layer="layout" svg:width="2.585cm" svg:height="0.962cm" svg:x="29.95cm" svg:y="16.758cm">
          <draw:text-box>
            <text:p>HTTPS</text:p>
          </draw:text-box>
        </draw:frame>
        <draw:line draw:style-name="gr10" draw:text-style-name="P11" draw:layer="layout" svg:x1="14.85cm" svg:y1="7.8cm" svg:x2="12.35cm" svg:y2="7.8cm">
          <text:p/>
        </draw:line>
        <draw:line draw:style-name="gr18" draw:text-style-name="P14" draw:layer="layout" svg:x1="22.95cm" svg:y1="7.7cm" svg:x2="18.7cm" svg:y2="7.7cm">
          <text:p/>
        </draw:line>
        <draw:line draw:style-name="gr10" draw:text-style-name="P11" draw:layer="layout" svg:x1="15cm" svg:y1="12.5cm" svg:x2="23.5cm" svg:y2="10cm">
          <text:p/>
        </draw:line>
        <draw:line draw:style-name="gr10" draw:text-style-name="P11" draw:layer="layout" svg:x1="27cm" svg:y1="12.5cm" svg:x2="18.5cm" svg:y2="10.25cm">
          <text:p/>
        </draw:line>
        <draw:frame draw:style-name="gr15" draw:text-style-name="P10" draw:layer="layout" svg:width="2.585cm" svg:height="0.962cm" svg:x="15.75cm" svg:y="10.9cm">
          <draw:text-box>
            <text:p>HTTPS</text:p>
          </draw:text-box>
        </draw:frame>
        <draw:frame draw:style-name="gr15" draw:text-style-name="P10" draw:layer="layout" svg:width="2.585cm" svg:height="0.962cm" svg:x="23.25cm" svg:y="10.75cm">
          <draw:text-box>
            <text:p>HTTPS</text:p>
          </draw:text-box>
        </draw:frame>
      </draw:page>
      <draw:page draw:name="page3" draw:style-name="dp1" draw:master-page-name="Default">
        <draw:frame draw:style-name="gr23" draw:text-style-name="P9" draw:layer="layout" svg:width="22.435cm" svg:height="1.119cm" svg:x="10.751cm" svg:y="1.64cm">
          <draw:text-box>
            <text:p><text:span text:style-name="T2">Rizomo + Laboite MENJS : Proposition d’utilisation des API</text:span></text:p>
          </draw:text-box>
        </draw:frame>
        <draw:custom-shape draw:style-name="gr25" draw:text-style-name="P14" draw:layer="layout" svg:width="0.25cm" svg:height="22.25cm" svg:x="4.2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0.25cm" svg:height="22.25cm" svg:x="20.7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0.25cm" svg:height="22.25cm" svg:x="37.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" draw:layer="layout" svg:width="15.5cm" svg:height="1cm" draw:transform="rotate (-0.063355451847394) translate (5.031cm 7.821cm)">
          <text:p text:style-name="P3">Récupération des services + informations de l’utilisateur (HTTPS + Websocket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21.563cm 16.85cm)">
          <text:p text:style-name="P3">Récupération des services + informations de l’utilisateur MENJS (HTTPS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draw:layer="layout" svg:width="3.991cm" svg:height="5cm" draw:transform="skewX (0.00331612557878923) rotate (-1.42802839398176) translate (24.182cm 9.65cm)">
          <text:p/>
          <draw:enhanced-geometry svg:viewBox="0 0 21600 21600" draw:text-areas="0 0 21600 21600" draw:type="circular-arrow" draw:modifiers="179.114349682432 1.17803707348748 7043.715070853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" draw:layer="layout" svg:width="3.65cm" svg:height="2.592cm" svg:x="2.5cm" svg:y="3.2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99cm" svg:height="2.533cm" svg:x="19.15cm" svg:y="3.217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3.75cm" svg:height="3.001cm" svg:x="35.75cm" svg:y="2.75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6.444cm" svg:height="5.228cm" svg:x="24.556cm" svg:y="9.588cm">
          <draw:text-box>
            <text:p text:style-name="P17">Lecture des services + informations Rizomo dans la base MongoDB + Vérification utilisateur MENJS</text:p>
          </draw:text-box>
        </draw:frame>
        <draw:custom-shape draw:style-name="gr35" draw:text-style-name="P8" draw:layer="layout" svg:width="15.5cm" svg:height="1cm" draw:transform="rotate (-0.063355451847394) translate (21.531cm 20.25cm)">
          <text:p text:style-name="P3">Réponse services + informations MENJS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4.835cm 23.21cm)">
          <text:p text:style-name="P3">Réponse services + informations MENJS + Rizomo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Laboite MENJS : Proposition d’utilisation des API via le RIE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38" draw:text-style-name="P20" draw:layer="layout" svg:width="8.5cm" svg:height="8.69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19" draw:text-style-name="P20" draw:layer="layout" svg:width="13cm" svg:height="21.45cm" svg:x="27.25cm" svg:y="4.05cm">
          <text:p text:style-name="P19"><text:span text:style-name="T3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27.5cm" svg:y="5.1cm">
          <text:p text:style-name="P21"><text:span text:style-name="T4">Laboite MENJS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cm" svg:y="6.15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33.25cm" svg:y="11.4cm">
          <text:p text:style-name="P21"><text:span text:style-name="T4">Backend Labo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28.25cm" svg:y="7cm">
          <text:p text:style-name="P21"><text:span text:style-name="T4">Module API</text:span></text:p>
          <text:p text:style-name="P21"><text:span text:style-name="T4">MEN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2.372cm" svg:y="7.538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36.5cm" svg:y="10.038cm">
          <draw:text-box>
            <text:p><text:span text:style-name="T4">MQL</text:span></text:p>
          </draw:text-box>
        </draw:frame>
        <draw:line draw:style-name="gr10" draw:text-style-name="P11" draw:layer="layout" svg:x1="36.45cm" svg:y1="11.35cm" svg:x2="36.45cm" svg:y2="9.35cm">
          <text:p/>
        </draw:line>
        <draw:line draw:style-name="gr18" draw:text-style-name="P14" draw:layer="layout" svg:x1="28.25cm" svg:y1="8.5cm" svg:x2="24.25cm" svg:y2="8.5cm">
          <text:p/>
        </draw:line>
        <draw:frame draw:style-name="gr15" draw:text-style-name="P26" draw:layer="layout" svg:width="2.585cm" svg:height="0.962cm" svg:x="24.915cm" svg:y="7.538cm">
          <draw:text-box>
            <text:p><text:span text:style-name="T4">HTTPS</text:span></text:p>
          </draw:text-box>
        </draw:frame>
        <draw:line draw:style-name="gr10" draw:text-style-name="P11" draw:layer="layout" svg:x1="32cm" svg:y1="8.5cm" svg:x2="35cm" svg:y2="8.5cm">
          <text:p/>
        </draw:lin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ena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Pastille Laboite MENJ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5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 : récupération des notifications depuis le Bnum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6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7" draw:style-name="dp1" draw:master-page-name="Default">
        <draw:custom-shape draw:style-name="gr44" draw:text-style-name="P5" draw:layer="layout" svg:width="29.25cm" svg:height="24cm" svg:x="6.05cm" svg:y="1.7cm">
          <text:p text:style-name="P3">Architecture interne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draw:layer="layout" svg:width="4.497cm" svg:height="6.25cm" svg:x="17.953cm" svg:y="3.95cm">
          <text:p text:style-name="P3">MongoDB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7" draw:layer="layout" svg:width="13.907cm" svg:height="4cm" svg:x="13.243cm" svg:y="12.8cm">
          <text:p text:style-name="P3">Backend Rizomo (NodeJs Meteor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5cm" svg:height="8.427cm" svg:x="29.45cm" svg:y="2.873cm">
          <text:p text:style-name="P3">API Rest (NodeJS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0" draw:layer="layout" svg:width="1.897cm" svg:height="1cm" svg:x="26.003cm" svg:y="6.05cm">
          <draw:text-box>
            <text:p>MQL</text:p>
          </draw:text-box>
        </draw:frame>
        <draw:frame draw:style-name="gr49" draw:text-style-name="P10" draw:layer="layout" svg:width="3.694cm" svg:height="1.8cm" svg:x="20.256cm" svg:y="17.95cm">
          <draw:text-box>
            <text:p>HTTPS + WSS</text:p>
          </draw:text-box>
        </draw:frame>
        <draw:line draw:style-name="gr10" draw:text-style-name="P11" draw:layer="layout" svg:x1="20.2cm" svg:y1="12.7cm" svg:x2="20.2cm" svg:y2="10.296cm">
          <text:p/>
        </draw:line>
        <draw:line draw:style-name="gr10" draw:text-style-name="P11" draw:layer="layout" svg:x1="29.3cm" svg:y1="7.2cm" svg:x2="22.6cm" svg:y2="7.2cm">
          <text:p/>
        </draw:line>
        <draw:custom-shape draw:style-name="gr50" draw:text-style-name="P29" draw:layer="layout" svg:width="14cm" svg:height="4cm" svg:x="13.2cm" svg:y="20.7cm">
          <text:p text:style-name="P3">Frontend Rizomo (Meteor React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0.2cm" svg:y1="20.45cm" svg:x2="20.2cm" svg:y2="16.95cm">
          <text:p/>
        </draw:line>
        <draw:frame draw:style-name="gr51" draw:text-style-name="P10" draw:layer="layout" svg:width="2.194cm" svg:height="1.031cm" svg:x="20.256cm" svg:y="10.95cm">
          <draw:text-box>
            <text:p>MQL</text:p>
          </draw:text-box>
        </draw:frame>
        <draw:custom-shape draw:style-name="gr52" draw:text-style-name="P30" draw:layer="layout" svg:width="5cm" svg:height="6.677cm" svg:x="6.85cm" svg:y="3.9cm">
          <text:p text:style-name="P3">Cron Igni-Laboite (NodeJS Meteor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05cm" svg:y1="7.2cm" svg:x2="17.7cm" svg:y2="7.2cm">
          <text:p/>
        </draw:line>
        <draw:frame draw:style-name="gr48" draw:text-style-name="P10" draw:layer="layout" svg:width="1.897cm" svg:height="1cm" svg:x="14.05cm" svg:y="6.2cm">
          <draw:text-box>
            <text:p>MQL</text:p>
          </draw:text-box>
        </draw:frame>
        <draw:line draw:style-name="gr10" draw:text-style-name="P11" draw:layer="layout" svg:x1="6.55cm" svg:y1="6.95cm" svg:x2="5.05cm" svg:y2="6.95cm">
          <text:p/>
        </draw:line>
        <draw:line draw:style-name="gr10" draw:text-style-name="P11" draw:layer="layout" svg:x1="20.25cm" svg:y1="27.05cm" svg:x2="20.25cm" svg:y2="24.8cm">
          <text:p/>
        </draw:line>
        <draw:line draw:style-name="gr10" draw:text-style-name="P11" draw:layer="layout" svg:x1="36.55cm" svg:y1="7.2cm" svg:x2="34.55cm" svg:y2="7.2cm">
          <text:p/>
        </draw:line>
        <draw:frame draw:style-name="gr48" draw:text-style-name="P10" draw:layer="layout" svg:width="6.5cm" svg:height="1cm" svg:x="17cm" svg:y="27.25cm">
          <draw:text-box>
            <text:p>Clients Web HTTPS</text:p>
          </draw:text-box>
        </draw:frame>
        <draw:frame draw:style-name="gr53" draw:text-style-name="P10" draw:layer="layout" svg:width="3cm" svg:height="2.5cm" svg:x="36.95cm" svg:y="6cm">
          <draw:text-box>
            <text:p>Clients API HTTPS</text:p>
          </draw:text-box>
        </draw:frame>
        <draw:frame draw:style-name="gr54" draw:text-style-name="P32" draw:layer="layout" svg:width="3.75cm" svg:height="2.75cm" svg:x="1.55cm" svg:y="5.6cm">
          <draw:text-box>
            <text:p text:style-name="P31">API Ignimission</text:p>
            <text:p text:style-name="P31">HTTP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axial" draw:start="100%" draw:end="5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08T14:47:07.617612761</meta:creation-date>
    <dc:date>2022-08-18T17:19:10.687566900</dc:date>
    <meta:editing-duration>P1DT18M16S</meta:editing-duration>
    <meta:editing-cycles>14</meta:editing-cycles>
    <meta:generator>LibreOffice/7.2.2.2$MacOSX_X86_64 LibreOffice_project/02b2acce88a210515b4a5bb2e46cbfb63fe97d56</meta:generator>
    <meta:document-statistic meta:object-count="198"/>
  </office:meta>
</office:document-meta>
</file>